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ff41" officeooo:paragraph-rsid="001bff41" style:font-weight-asian="bold" style:font-weight-complex="bold"/>
    </style:style>
    <style:style style:name="P2" style:family="paragraph" style:parent-style-name="Standard">
      <style:text-properties fo:font-weight="bold" officeooo:rsid="001bff41" officeooo:paragraph-rsid="001d1040" style:font-weight-asian="bold" style:font-weight-complex="bold"/>
    </style:style>
    <style:style style:name="P3" style:family="paragraph" style:parent-style-name="Standard">
      <style:text-properties fo:font-weight="bold" officeooo:rsid="001f1e16" officeooo:paragraph-rsid="001f1e16" style:font-weight-asian="bold" style:font-weight-complex="bold"/>
    </style:style>
    <style:style style:name="P4" style:family="paragraph" style:parent-style-name="Standard">
      <style:text-properties fo:font-weight="bold" officeooo:rsid="001fd6a3" officeooo:paragraph-rsid="001fd6a3" style:font-weight-asian="bold" style:font-weight-complex="bold"/>
    </style:style>
    <style:style style:name="P5" style:family="paragraph" style:parent-style-name="Standard">
      <style:text-properties fo:font-weight="bold" officeooo:rsid="00201bd7" officeooo:paragraph-rsid="00201bd7" style:font-weight-asian="bold" style:font-weight-complex="bold"/>
    </style:style>
    <style:style style:name="P6" style:family="paragraph" style:parent-style-name="Standard">
      <style:text-properties fo:font-weight="bold" officeooo:rsid="002025ab" officeooo:paragraph-rsid="002025ab" style:font-weight-asian="bold" style:font-weight-complex="bold"/>
    </style:style>
    <style:style style:name="P7" style:family="paragraph" style:parent-style-name="Standard">
      <style:text-properties officeooo:paragraph-rsid="001bff41"/>
    </style:style>
    <style:style style:name="P8" style:family="paragraph" style:parent-style-name="Standard">
      <style:text-properties officeooo:rsid="001d1040" officeooo:paragraph-rsid="001d1040"/>
    </style:style>
    <style:style style:name="P9" style:family="paragraph" style:parent-style-name="Standard">
      <style:text-properties officeooo:paragraph-rsid="001d1040"/>
    </style:style>
    <style:style style:name="P10" style:family="paragraph" style:parent-style-name="Standard">
      <style:text-properties officeooo:rsid="001f1e16" officeooo:paragraph-rsid="001f1e16"/>
    </style:style>
    <style:style style:name="P11" style:family="paragraph" style:parent-style-name="Standard">
      <style:text-properties officeooo:rsid="001fd6a3" officeooo:paragraph-rsid="001fd6a3"/>
    </style:style>
    <style:style style:name="P12" style:family="paragraph" style:parent-style-name="Standard">
      <style:text-properties officeooo:paragraph-rsid="001fd6a3"/>
    </style:style>
    <style:style style:name="P13" style:family="paragraph" style:parent-style-name="Standard">
      <style:text-properties officeooo:rsid="00201bd7" officeooo:paragraph-rsid="00201bd7"/>
    </style:style>
    <style:style style:name="P14" style:family="paragraph" style:parent-style-name="Standard">
      <style:text-properties fo:font-weight="normal" officeooo:rsid="00201bd7" officeooo:paragraph-rsid="00201bd7" style:font-weight-asian="normal" style:font-weight-complex="normal"/>
    </style:style>
    <style:style style:name="P15" style:family="paragraph" style:parent-style-name="Standard">
      <style:text-properties officeooo:paragraph-rsid="002025ab"/>
    </style:style>
    <style:style style:name="P16" style:family="paragraph" style:parent-style-name="Standard">
      <style:text-properties officeooo:rsid="002025ab" officeooo:paragraph-rsid="002025ab"/>
    </style:style>
    <style:style style:name="P17" style:family="paragraph" style:parent-style-name="Standard">
      <style:text-properties officeooo:rsid="00215376" officeooo:paragraph-rsid="00215376"/>
    </style:style>
    <style:style style:name="P18" style:family="paragraph" style:parent-style-name="Standard">
      <style:text-properties officeooo:paragraph-rsid="0021537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1040" style:font-weight-asian="normal" style:font-weight-complex="normal"/>
    </style:style>
    <style:style style:name="T3" style:family="text">
      <style:text-properties fo:font-weight="normal" officeooo:rsid="001bff41" style:font-weight-asian="normal" style:font-weight-complex="normal"/>
    </style:style>
    <style:style style:name="T4" style:family="text">
      <style:text-properties fo:font-weight="normal" officeooo:rsid="001e920f" style:font-weight-asian="normal" style:font-weight-complex="normal"/>
    </style:style>
    <style:style style:name="T5" style:family="text">
      <style:text-properties fo:font-weight="normal" officeooo:rsid="001fd6a3" style:font-weight-asian="normal" style:font-weight-complex="normal"/>
    </style:style>
    <style:style style:name="T6" style:family="text">
      <style:text-properties fo:font-weight="normal" officeooo:rsid="002025ab" style:font-weight-asian="normal" style:font-weight-complex="normal"/>
    </style:style>
    <style:style style:name="T7" style:family="text">
      <style:text-properties fo:font-weight="normal" officeooo:rsid="00215376" style:font-weight-asian="normal" style:font-weight-complex="normal"/>
    </style:style>
    <style:style style:name="T8" style:family="text">
      <style:text-properties officeooo:rsid="001fd6a3"/>
    </style:style>
    <style:style style:name="T9" style:family="text">
      <style:text-properties officeooo:rsid="002153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9.1 - Classes: Introduction</text:p>
      <text:p text:style-name="P1"><text:span text:style-name="T1">An object is a grouping of data (variables) and operations that can be performed on that data (function or methods)</text:span></text:p>
      <text:p text:style-name="P7"><text:span text:style-name="T3">a </text:span><text:span text:style-name="T4">C</text:span><text:span text:style-name="T3">ourse</text:span><text:span text:style-name="T2">_type</text:span><text:span text:style-name="T3"> object might contain a </text:span><text:span text:style-name="T2">name, a course number, a </text:span><text:span text:style-name="T3">course description, any prerequisites</text:span><text:span text:style-name="T2">, and the course objectives - all the things you would see in a course catalog</text:span></text:p>
      <text:p text:style-name="P9"><text:span text:style-name="T2">a </text:span><text:span text:style-name="T4">C</text:span><text:span text:style-name="T2">ourse object would have its course_type, the time, the location, the instructor, the students</text:span></text:p>
      <text:p text:style-name="P2"><text:span text:style-name="T1"/></text:p>
      <text:p text:style-name="P1">Section 9.2 - Classes: Grouping data</text:p>
      <text:p text:style-name="P8"><text:span text:style-name="T1">I would then instantiate the course to create an instance of the course. This process is called instantiation. </text:span></text:p>
      <text:p text:style-name="P8"><text:span text:style-name="T1">At this time, the __init__() method is called - this is called a constructor, and it can be used to set initial values</text:span></text:p>
      <text:p text:style-name="P10"><text:span text:style-name="T2"/></text:p>
      <text:p text:style-name="P14">CourseTypeSec2.py</text:p>
      <text:p text:style-name="P10"><text:span text:style-name="T1"/></text:p>
      <text:p text:style-name="P3">Section 9.3 - <text:span text:style-name="T8">Instance methods</text:span></text:p>
      <text:p text:style-name="P4"><text:span text:style-name="T1">You can create methods that can refer to the object that called them</text:span></text:p>
      <text:p text:style-name="P11"><text:span text:style-name="T1">Don't use the double-underscore - these are used for special method names</text:span></text:p>
      <text:p text:style-name="P11"><text:span text:style-name="T1">Function methods all start with the 'self' variable</text:span></text:p>
      <text:p text:style-name="P11"><text:span text:style-name="T1">variables in the referring object are found by self."variable_name"</text:span></text:p>
      <text:p text:style-name="P11"><text:span text:style-name="T1"/></text:p>
      <text:p text:style-name="P13"><text:span text:style-name="T1">CourseTypeSec3.py</text:span></text:p>
      <text:p text:style-name="P11"><text:span text:style-name="T1"/></text:p>
      <text:p text:style-name="P4">Section 9.4 - Class and Instance object types</text:p>
      <text:p text:style-name="P12"><text:span text:style-name="T5">A class object acts as a factory that creates instance objects</text:span></text:p>
      <text:p text:style-name="P11"><text:span text:style-name="T1">class variables (called static variables in other languages) are the same for all instances</text:span></text:p>
      <text:p text:style-name="P12"><text:span text:style-name="T5">instance variables are separate for each instance</text:span></text:p>
      <text:p text:style-name="P11"><text:span text:style-name="T1"/></text:p>
      <text:p text:style-name="P13"><text:span text:style-name="T1">CourseTypeSec4.py</text:span></text:p>
      <text:p text:style-name="P13"><text:span text:style-name="T1"/></text:p>
      <text:p text:style-name="P5">Section 9.6 - Class constructors</text:p>
      <text:p text:style-name="P14">Since constructors are functions, we can use positional arguments, named arguments, and defaults, among other techniques</text:p>
      <text:p text:style-name="P14"/>
      <text:p text:style-name="P5">Section 9.7 - Class interfaces</text:p>
      <text:p text:style-name="P5"><text:span text:style-name="T1">The interface consists of the methods that a programmer should access</text:span></text:p>
      <text:p text:style-name="P5"><text:span text:style-name="T1">If a class contains a method that a user need not access, it is common to prepend with an underscore</text:span></text:p>
      <text:p text:style-name="P5"><text:span text:style-name="T1">This has no special syntatic meaning - it is merely a convention</text:span></text:p>
      <text:p text:style-name="P5"><text:span text:style-name="T1"/></text:p>
      <text:p text:style-name="P6">Section 9.8 - Class customization</text:p>
      <text:p text:style-name="P15"><text:span text:style-name="T6">You can implement how your object should behave for some common operations</text:span></text:p>
      <text:p text:style-name="P16"><text:span text:style-name="T1">if you define __str__(self), then you can choose what happens when the object is cast to a string</text:span></text:p>
      <text:p text:style-name="P18"><text:span text:style-name="T7">__gt__ and __lt__ can be defined to decide how &gt; and &lt; work</text:span></text:p>
      <text:p text:style-name="P17"><text:span text:style-name="T1">__le__ and __ge__ for &lt;= and &gt;= respectively</text:span></text:p>
      <text:p text:style-name="P17"><text:span text:style-name="T1">__ne__ is !=</text:span></text:p>
      <text:p text:style-name="P17"><text:span text:style-name="T1">__eq__ is ==</text:span></text:p>
      <text:p text:style-name="P16"><text:span text:style-name="T1">CourseTypeSec8.p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0:36:32.495097855</meta:creation-date>
    <dc:date>2021-04-09T14:13:30.468501777</dc:date>
    <meta:editing-duration>PT53M24S</meta:editing-duration>
    <meta:editing-cycles>1</meta:editing-cycles>
    <meta:document-statistic meta:table-count="0" meta:image-count="0" meta:object-count="0" meta:page-count="1" meta:paragraph-count="33" meta:word-count="339" meta:character-count="2038" meta:non-whitespace-character-count="1731"/>
    <meta:generator>LibreOffice/6.4.6.2$Linux_X86_64 LibreOffice_project/40$Build-2</meta:generator>
  </office:meta>
</office:document-meta>
</file>